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895e" officeooo:paragraph-rsid="0001895e"/>
    </style:style>
    <style:style style:name="P2" style:family="paragraph" style:parent-style-name="Standard">
      <style:text-properties officeooo:paragraph-rsid="0001895e"/>
    </style:style>
    <style:style style:name="P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Arial" fo:font-size="11.25pt" fo:letter-spacing="normal" fo:font-style="normal" fo:font-weight="normal"/>
    </style:style>
    <style:style style:name="T1" style:family="text">
      <style:text-properties officeooo:rsid="0001895e"/>
    </style:style>
    <style:style style:name="T2" style:family="text">
      <style:text-properties fo:font-variant="normal" fo:text-transform="none" fo:color="#333333" style:font-name="Arial" fo:font-size="11.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upond Bond: </text:span><text:span text:style-name="T2">Một trái phiếu coupon thanh toán cho người sở hữu trái khoán đó một món tiền lãi cố định tiền thanh toán coupon hàng năm cho đến ngày đáo hạn là lúc mà khoản tiền sau cùng đã định được trả lại (mệnh giá). Gọi là tiền coupon vì người giữ trái phiếu thường nhận được tiền thanh toán coupon bằng các cắt một coupon khỏi trái phiếu và gửi nó tới người thanh toán trái phiếu, người này sẽ gửi tiền trả cho người giữ trái phiếu đó. Coupon là một phiếu nhỏ trên đó ghi số lãi được nhận định kỳ của người nắm giữ trái phiếu. Thường coupon được thanh toán hàng năm, nhưng cũng có thể theo kỳ hạn ngắn hơn, ví dụ 6 tháng.</text:span></text:p>
      <text:p text:style-name="P3">Một trái phiếu coupon có thể phân biệt theo 3 đặc điểm. Thứ nhất là công ty hoặc cơ quan chính phủ phát hành trái phiếu. Thứ hai là ngày mãn hạn của trái phiếu. Thứ 3 là lãi suất coupon (coupon rate) tức là tiền thanh toán coupon hàng năm được biểu thị theo phần trăm mệnh giá của trái khoán.</text:p>
      <text:p text:style-name="P3">Trái phiếu coupon là tương phản rõ nét nhất với trái phiếu không coupon lãi (zero-coup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4:33:29.873421246</meta:creation-date>
    <meta:generator>LibreOffice/5.1.6.2$Linux_X86_64 LibreOffice_project/10m0$Build-2</meta:generator>
    <dc:date>2019-10-17T18:26:07.043113932</dc:date>
    <meta:editing-duration>PT2M5S</meta:editing-duration>
    <meta:editing-cycles>1</meta:editing-cycles>
    <meta:document-statistic meta:table-count="0" meta:image-count="0" meta:object-count="0" meta:page-count="1" meta:paragraph-count="3" meta:word-count="209" meta:character-count="1007" meta:non-whitespace-character-count="801"/>
  </office:meta>
</office:document-meta>
</file>